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1" table:number-columns-repeated="15" table:default-cell-style-name="ce2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INFINDER</text:p>
          </table:table-cell>
          <table:table-cell table:style-name="ce1" office:value-type="string" calcext:value-type="string">
            <text:p>GENETIC,00</text:p>
          </table:table-cell>
          <table:table-cell table:style-name="ce1" office:value-type="string" calcext:value-type="string">
            <text:p>GENETIC,05</text:p>
          </table:table-cell>
          <table:table-cell table:style-name="ce1" office:value-type="string" calcext:value-type="string">
            <text:p>PSO,00</text:p>
          </table:table-cell>
          <table:table-cell table:style-name="ce1" office:value-type="string" calcext:value-type="string">
            <text:p>PSO,05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542" calcext:value-type="percentage">
            <text:p>15,42%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219" calcext:value-type="percentage">
            <text:p>12,19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/>
          <table:table-cell office:value-type="percentage" office:value="0.0554" calcext:value-type="percentage">
            <text:p>5,54%</text:p>
          </table:table-cell>
          <table:table-cell office:value-type="percentage" office:value="0.0631" calcext:value-type="percentage">
            <text:p>6,31%</text:p>
          </table:table-cell>
          <table:table-cell office:value-type="percentage" office:value="0.065" calcext:value-type="percentage">
            <text:p>6,5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/>
          <table:table-cell office:value-type="percentage" office:value="0.0527" calcext:value-type="percentage">
            <text:p>5,27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6" calcext:value-type="percentage">
            <text:p>7,6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2"/>
          <table:table-cell office:value-type="percentage" office:value="0.0179" calcext:value-type="percentage">
            <text:p>1,79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2"/>
          <table:table-cell office:value-type="percentage" office:value="0.11" calcext:value-type="percentage">
            <text:p>11,00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/>
          <table:table-cell office:value-type="percentage" office:value="0.099" calcext:value-type="percentage">
            <text:p>9,90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81" calcext:value-type="percentage">
            <text:p>9,81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7</text:p>
          </table:table-cell>
          <table:table-cell table:number-columns-repeated="2"/>
          <table:table-cell office:value-type="percentage" office:value="0.1041" calcext:value-type="percentage">
            <text:p>10,41%</text:p>
          </table:table-cell>
          <table:table-cell office:value-type="percentage" office:value="0.1273" calcext:value-type="percentage">
            <text:p>12,73%</text:p>
          </table:table-cell>
          <table:table-cell office:value-type="percentage" office:value="0.1145" calcext:value-type="percentage">
            <text:p>11,45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/>
          <table:table-cell office:value-type="percentage" office:value="0.1429" calcext:value-type="percentage">
            <text:p>14,29%</text:p>
          </table:table-cell>
          <table:table-cell office:value-type="percentage" office:value="0.1344" calcext:value-type="percentage">
            <text:p>13,44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9</text:p>
          </table:table-cell>
          <table:table-cell table:number-columns-repeated="3"/>
          <table:table-cell office:value-type="percentage" office:value="0.0753" calcext:value-type="percentage">
            <text:p>7,53%</text:p>
          </table:table-cell>
          <table:table-cell office:value-type="percentage" office:value="0.1081" calcext:value-type="percentage">
            <text:p>10,81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/>
          <table:table-cell office:value-type="percentage" office:value="0.1091" calcext:value-type="percentage">
            <text:p>10,91%</text:p>
          </table:table-cell>
          <table:table-cell office:value-type="percentage" office:value="0.1198" calcext:value-type="percentage">
            <text:p>11,98%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AVERAGE([.B2:.B11])" office:value-type="percentage" office:value="0.1542" calcext:value-type="percentage">
            <text:p>15,42%</text:p>
          </table:table-cell>
          <table:table-cell table:style-name="ce3" table:formula="of:=AVERAGE([.C2:.C11])" office:value-type="percentage" office:value="0.1469" calcext:value-type="percentage">
            <text:p>14,69%</text:p>
          </table:table-cell>
          <table:table-cell table:style-name="ce3" table:formula="of:=AVERAGE([.D2:.D11])" office:value-type="percentage" office:value="0.0831857142857143" calcext:value-type="percentage">
            <text:p>8,32%</text:p>
          </table:table-cell>
          <table:table-cell table:style-name="ce3" table:formula="of:=AVERAGE([.E2:.E11])" office:value-type="percentage" office:value="0.09481" calcext:value-type="percentage">
            <text:p>9,48%</text:p>
          </table:table-cell>
          <table:table-cell table:style-name="ce3" table:formula="of:=AVERAGE([.F2:.F11])" office:value-type="percentage" office:value="0.09666" calcext:value-type="percentage">
            <text:p>9,67%</text:p>
          </table:table-cell>
          <table:table-cell table:number-columns-repeated="10"/>
        </table:table-row>
        <table:table-row table:style-name="ro1" table:number-rows-repeated="2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21:44:29.494512848</meta:creation-date>
    <dc:date>2020-10-07T22:38:24.835264735</dc:date>
    <meta:editing-duration>PT53M40S</meta:editing-duration>
    <meta:editing-cycles>30</meta:editing-cycles>
    <meta:generator>LibreOffice/7.0.1.2$Linux_X86_64 LibreOffice_project/00$Build-2</meta:generator>
    <meta:document-statistic meta:table-count="1" meta:cell-count="50" meta:object-count="0"/>
  </office:meta>
</office:document-meta>
</file>